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 office:value-type="string">
            <text:p>It's closed for cleaning...</text:p>
          </table:table-cell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h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*wriggle*! *squirm*!!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*spurt*! *drip*!   ...*psshh*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